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881f" officeooo:paragraph-rsid="0008a566"/>
    </style:style>
    <style:style style:name="T1" style:family="text">
      <style:text-properties officeooo:rsid="0008a5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king mistakes is an inescapable part of programming. Fortunately, when you make a mistake, there any many tools available to help you correct it. Start by opening the debugging sketch. <text:span text:style-name="T1">The point of this program it to count the number of times the loop function has been executed and print that value to the serial monitor. The desired output should look something like this:<text:line-break/><text:line-break/>Starting Counter...<text:line-break/>0</text:span></text:p>
      <text:p text:style-name="P1"><text:span text:style-name="T1">1</text:span></text:p>
      <text:p text:style-name="P1"><text:span text:style-name="T1">2</text:span></text:p>
      <text:p text:style-name="P1"><text:span text:style-name="T1">3</text:span></text:p>
      <text:p text:style-name="P1"><text:span text:style-name="T1">4</text:span></text:p>
      <text:p text:style-name="P1"><text:span text:style-name="T1">5</text:span></text:p>
      <text:p text:style-name="P1"><text:span text:style-name="T1"><text:line-break/>But it doesn't work, at least not yet. Its up to you to try and whip this code into shape!<text:line-break/><text:line-break/>Compile Errors:<text:line-break/>The first type of errors we will encouter are compile errors. This means that the compiler was not able to turn your code into code that the Arduino can execute. This can be caused by typos, missing punctuation, or a whole host of other issues. Use the verify button to check and see if this code can compile. When it fails, the compiler will point you in the direction of the error by highlighting the broken line and giving you information about what broke. Use this information to fix the error. Complete this process until the code compiles successfully. <text:line-break/><text:line-break/>Runtime Errors:</text:span><text:line-break/><text:span text:style-name="T1">Just because the code compiles doesn't mean its going to do what you intended it to. Upload your code to the Arduino and watch the output. It it doing what we wanted it to? If not, examine the code and see if you can find the issues that are preventing it from doing what we want. Remember to re-upload the code when you think you have it. Repeat this process until its working as expected.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30S</meta:editing-duration>
    <meta:editing-cycles>4</meta:editing-cycles>
    <meta:generator>LibreOffice/5.2.1.2$Windows_x86 LibreOffice_project/31dd62db80d4e60af04904455ec9c9219178d620</meta:generator>
    <dc:date>2017-08-31T15:16:20.070000000</dc:date>
    <meta:document-statistic meta:table-count="0" meta:image-count="0" meta:object-count="0" meta:page-count="1" meta:paragraph-count="7" meta:word-count="270" meta:character-count="1482" meta:non-whitespace-character-count="1212"/>
    <meta:user-defined meta:name="Info 1"/>
    <meta:user-defined meta:name="Info 2"/>
    <meta:user-defined meta:name="Info 3"/>
    <meta:user-defined meta:name="Info 4"/>
  </office:meta>
</office:document-meta>
</file>